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5.106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5.362cm"/>
    </style:style>
    <style:style style:name="co8" style:family="table-column">
      <style:table-column-properties fo:break-before="auto" style:column-width="5.30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 style:data-style-name="N135"/>
    <style:style style:name="ce38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39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43"/>
    <style:style style:name="ce48" style:family="table-cell" style:parent-style-name="Default" style:data-style-name="N10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60"/>
    <style:style style:name="ce50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19"/>
      <style:map style:condition="cell-content()&lt;=0.9999999999998" style:apply-style-name="Untitled2" style:base-cell-address="Sheet1.E19"/>
    </style:style>
    <style:style style:name="ce51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24"/>
      <style:map style:condition="cell-content()&lt;=0.9999999999998" style:apply-style-name="Untitled4" style:base-cell-address="Sheet1.E24"/>
    </style:style>
    <style:style style:name="ce5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34"/>
      <style:map style:condition="cell-content()&lt;=0.9999999999998" style:apply-style-name="Untitled6" style:base-cell-address="Sheet1.E34"/>
    </style:style>
    <style:style style:name="ce55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34"/>
      <style:map style:condition="cell-content()&lt;=0.9999999999998" style:apply-style-name="Untitled6" style:base-cell-address="Sheet1.E34"/>
    </style:style>
    <style:style style:name="ce56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 style:data-style-name="N135">
      <style:map style:condition="cell-content()&gt;=1.0000000000001" style:apply-style-name="Untitled7" style:base-cell-address="Sheet1.E50"/>
      <style:map style:condition="cell-content()&lt;=0.9999999999998" style:apply-style-name="Untitled10" style:base-cell-address="Sheet1.E50"/>
    </style:style>
    <style:style style:name="ce58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58"/>
      <style:map style:condition="cell-content()&lt;=0.9999999999998" style:apply-style-name="Untitled9" style:base-cell-address="Sheet1.E58"/>
    </style:style>
    <style:style style:name="ce59" style:family="table-cell" style:parent-style-name="Default">
      <style:table-cell-properties fo:border-bottom="0.99pt solid #000000" fo:border-left="none" fo:border-right="none" fo:border-top="0.99pt solid #000000"/>
    </style:style>
    <style:style style:name="ce60" style:family="table-cell" style:parent-style-name="Default" style:data-style-name="N135">
      <style:map style:condition="cell-content()&gt;=1.0000000000001" style:apply-style-name="Untitled7" style:base-cell-address="Sheet1.E63"/>
      <style:map style:condition="cell-content()&lt;=0.9999999999998" style:apply-style-name="Untitled10" style:base-cell-address="Sheet1.E63"/>
    </style:style>
    <style:style style:name="ce61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63"/>
      <style:map style:condition="cell-content()&lt;=0.9999999999998" style:apply-style-name="Untitled10" style:base-cell-address="Sheet1.E63"/>
    </style:style>
    <style:style style:name="ce62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1"/>
      <style:map style:condition="cell-content()&lt;=0.9999999999998" style:apply-style-name="Untitled10" style:base-cell-address="Sheet1.E71"/>
    </style:style>
    <style:style style:name="ce63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2"/>
      <style:map style:condition="cell-content()&lt;=0.9999999999998" style:apply-style-name="Untitled10" style:base-cell-address="Sheet1.E72"/>
    </style:style>
    <style:style style:name="ce64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73"/>
      <style:map style:condition="cell-content()&lt;=0.9999999999998" style:apply-style-name="Untitled10" style:base-cell-address="Sheet1.E73"/>
    </style:style>
    <style:style style:name="ce65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5"/>
      <style:map style:condition="cell-content()&lt;=0.9999999999998" style:apply-style-name="Untitled10" style:base-cell-address="Sheet1.E75"/>
    </style:style>
    <style:style style:name="ce66" style:family="table-cell" style:parent-style-name="Default" style:data-style-name="N135">
      <style:table-cell-properties fo:border-bottom="none" fo:border-left="none" fo:border-right="0.74pt solid #000000" fo:border-top="none"/>
      <style:map style:condition="cell-content()&gt;=1.0000000000001" style:apply-style-name="Untitled7" style:base-cell-address="Sheet1.E76"/>
      <style:map style:condition="cell-content()&lt;=0.9999999999998" style:apply-style-name="Untitled10" style:base-cell-address="Sheet1.E76"/>
    </style:style>
    <style:style style:name="ce67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77"/>
      <style:map style:condition="cell-content()&lt;=0.9999999999998" style:apply-style-name="Untitled10" style:base-cell-address="Sheet1.E77"/>
    </style:style>
    <style:style style:name="ce6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2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50"/>
      <style:map style:condition="cell-content()&lt;=0.999999999998" style:apply-style-name="Untitled12" style:base-cell-address="Sheet1.I50"/>
    </style:style>
    <style:style style:name="ce73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74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3" style:base-cell-address="Sheet1.I53"/>
      <style:map style:condition="cell-content()&lt;=0.9999999999998" style:apply-style-name="Untitled14" style:base-cell-address="Sheet1.I53"/>
    </style:style>
    <style:style style:name="ce75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5" style:base-cell-address="Sheet1.I56"/>
      <style:map style:condition="cell-content()&lt;=0.9999999999998" style:apply-style-name="Untitled16" style:base-cell-address="Sheet1.I56"/>
    </style:style>
    <style:style style:name="ce76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8" style:base-cell-address="Sheet1.I57"/>
      <style:map style:condition="cell-content()&lt;=0.9999999999998" style:apply-style-name="Untitled19" style:base-cell-address="Sheet1.I57"/>
    </style:style>
    <style:style style:name="ce77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57"/>
      <style:map style:condition="cell-content()&lt;=0.9999999999998" style:apply-style-name="Untitled19" style:base-cell-address="Sheet1.I57"/>
    </style:style>
    <style:style style:name="ce78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63"/>
      <style:map style:condition="cell-content()&lt;=0.999999999998" style:apply-style-name="Untitled12" style:base-cell-address="Sheet1.I63"/>
    </style:style>
    <style:style style:name="ce79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66"/>
      <style:map style:condition="cell-content()&lt;=0.9999999999998" style:apply-style-name="Untitled14" style:base-cell-address="Sheet1.I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8"/>
          <table:table-cell table:style-name="ce7"/>
          <table:table-cell table:style-name="ce30"/>
          <table:table-cell table:style-name="ce16"/>
          <table:table-cell table:number-columns-repeated="251"/>
        </table:table-row>
        <table:table-row table:style-name="ro1">
          <table:table-cell table:style-name="ce4"/>
          <table:table-cell table:style-name="ce15" office:value-type="string" calcext:value-type="string">
            <text:p>Alpha_S</text:p>
          </table:table-cell>
          <table:table-cell table:style-name="ce21" office:value-type="float" office:value="0.105117798954049" calcext:value-type="float">
            <text:p>0.105117799</text:p>
          </table:table-cell>
          <table:table-cell table:style-name="ce40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H</text:p>
          </table:table-cell>
          <table:table-cell table:style-name="ce22" office:value-type="float" office:value="500" calcext:value-type="float">
            <text:p>500</text:p>
          </table:table-cell>
          <table:table-cell table:style-name="ce41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Gamma_H</text:p>
          </table:table-cell>
          <table:table-cell table:style-name="ce22" office:value-type="float" office:value="32.4543905335925" calcext:value-type="float">
            <text:p>32.4543905336</text:p>
          </table:table-cell>
          <table:table-cell table:style-name="ce41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a_t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b_t</text:p>
          </table:table-cell>
          <table:table-cell table:style-name="ce22" office:value-type="float" office:value="1" calcext:value-type="float">
            <text:p>1</text:p>
          </table:table-cell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_t</text:p>
          </table:table-cell>
          <table:table-cell table:style-name="ce22" office:value-type="float" office:value="173.5" calcext:value-type="float">
            <text:p>173.5</text:p>
          </table:table-cell>
          <table:table-cell table:style-name="ce41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V_H</text:p>
          </table:table-cell>
          <table:table-cell table:style-name="ce22" office:value-type="float" office:value="246" calcext:value-type="float">
            <text:p>246</text:p>
          </table:table-cell>
          <table:table-cell table:style-name="ce41" office:value-type="string" calcext:value-type="string">
            <text:p>GeV</text:p>
          </table:table-cell>
          <table:table-cell table:style-name="ce16"/>
          <table:table-cell table:number-columns-repeated="251"/>
        </table:table-row>
        <table:table-row table:style-name="ro3">
          <table:table-cell table:style-name="ce5"/>
          <table:table-cell table:style-name="ce16" office:value-type="string" calcext:value-type="string">
            <text:p>S_part</text:p>
          </table:table-cell>
          <table:table-cell table:style-name="ce22" office:value-type="string" calcext:value-type="string">
            <text:p>5 (m_t)^2</text:p>
            <text:p/>
          </table:table-cell>
          <table:table-cell table:style-name="ce41" office:value-type="string" calcext:value-type="string">
            <text:p/>
            <text:p/>
          </table:table-cell>
          <table:table-cell table:style-name="ce16"/>
          <table:table-cell table:number-columns-repeated="251"/>
        </table:table-row>
        <table:table-row table:style-name="ro1">
          <table:table-cell table:style-name="ce5"/>
          <table:table-cell table:style-name="ce16" office:value-type="string" calcext:value-type="string">
            <text:p>mu_R</text:p>
          </table:table-cell>
          <table:table-cell table:style-name="ce22" office:value-type="string" calcext:value-type="string">
            <text:p>2 m_t</text:p>
          </table:table-cell>
          <table:table-cell table:style-name="ce41"/>
          <table:table-cell table:style-name="ce16"/>
          <table:table-cell table:number-columns-repeated="251"/>
        </table:table-row>
        <table:table-row table:style-name="ro1">
          <table:table-cell table:style-name="ce6"/>
          <table:table-cell table:style-name="ce17" office:value-type="string" calcext:value-type="string">
            <text:p>mu_F</text:p>
          </table:table-cell>
          <table:table-cell table:style-name="ce23" office:value-type="string" calcext:value-type="string">
            <text:p>2 m_t</text:p>
          </table:table-cell>
          <table:table-cell table:style-name="ce42"/>
          <table:table-cell table:style-name="ce16"/>
          <table:table-cell table:number-columns-repeated="251"/>
        </table:table-row>
        <table:table-row table:style-name="ro2" table:number-rows-repeated="2">
          <table:table-cell table:style-name="ce7" table:number-columns-repeated="4"/>
          <table:table-cell table:number-columns-repeated="252"/>
        </table:table-row>
        <table:table-row table:style-name="ro1">
          <table:table-cell table:style-name="ce8" office:value-type="string" calcext:value-type="string">
            <text:p>Phasenraumpunkt:</text:p>
          </table:table-cell>
          <table:table-cell table:style-name="ce7" office:value-type="string" calcext:value-type="string">
            <text:p>y=0.9, x=0.85</text:p>
          </table:table-cell>
          <table:table-cell table:style-name="ce7"/>
          <table:table-cell table:style-name="ce30"/>
          <table:table-cell table:style-name="ce16"/>
          <table:table-cell table:number-columns-repeated="251"/>
        </table:table-row>
        <table:table-row table:style-name="ro2">
          <table:table-cell table:style-name="ce7" table:number-columns-repeated="4"/>
          <table:table-cell table:number-columns-repeated="252"/>
        </table:table-row>
        <table:table-row table:style-name="ro1">
          <table:table-cell table:style-name="ce9" office:value-type="string" calcext:value-type="string">
            <text:p>BORN</text:p>
          </table:table-cell>
          <table:table-cell table:style-name="ce9"/>
          <table:table-cell table:style-name="ce24" office:value-type="string" calcext:value-type="string">
            <text:p>Clemens</text:p>
          </table:table-cell>
          <table:table-cell table:style-name="ce43" office:value-type="string" calcext:value-type="string">
            <text:p>Peter</text:p>
          </table:table-cell>
          <table:table-cell table:style-name="ce30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25" office:value-type="string" calcext:value-type="string">
            <text:p>3.13617925597322e-05</text:p>
          </table:table-cell>
          <table:table-cell table:style-name="ce44" office:value-type="string" calcext:value-type="string">
            <text:p>3.136179255973207e-05</text:p>
          </table:table-cell>
          <table:table-cell table:style-name="ce50" table:formula="of:=[.C19]/[.D19]" office:value-type="float" office:value="1" calcext:value-type="float">
            <text:p>1.000000000000000E+00</text:p>
          </table:table-cell>
          <table:table-cell table:style-name="ce37"/>
          <table:table-cell table:number-columns-repeated="250"/>
        </table:table-row>
        <table:table-row table:style-name="ro1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6" office:value-type="string" calcext:value-type="string">
            <text:p>0.00136929543615516</text:p>
          </table:table-cell>
          <table:table-cell table:style-name="ce29" office:value-type="string" calcext:value-type="string">
            <text:p>1.369295436155156e-03</text:p>
          </table:table-cell>
          <table:table-cell table:style-name="ce50" table:formula="of:=[.C20]/[.D20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26" office:value-type="string" calcext:value-type="string">
            <text:p>0.113241252454176</text:p>
          </table:table-cell>
          <table:table-cell table:style-name="ce29" office:value-type="string" calcext:value-type="string">
            <text:p>1.132412524541759e-01</text:p>
          </table:table-cell>
          <table:table-cell table:style-name="ce50" table:formula="of:=[.C21]/[.D21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6" table:number-columns-repeated="2"/>
          <table:table-cell table:style-name="ce27"/>
          <table:table-cell table:style-name="ce45"/>
          <table:table-cell table:style-name="ce51"/>
          <table:table-cell table:number-columns-repeated="251"/>
        </table:table-row>
        <table:table-row table:style-name="ro1">
          <table:table-cell table:style-name="ce9" office:value-type="string" calcext:value-type="string">
            <text:p>VIRTUAL</text:p>
          </table:table-cell>
          <table:table-cell table:style-name="ce9"/>
          <table:table-cell table:style-name="ce28"/>
          <table:table-cell table:style-name="ce46"/>
          <table:table-cell table:style-name="ce52"/>
          <table:table-cell table:number-columns-repeated="251"/>
        </table:table-row>
        <table:table-row table:style-name="ro1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25" office:value-type="string" calcext:value-type="string">
            <text:p>3.59803198718242e-05</text:p>
          </table:table-cell>
          <table:table-cell table:style-name="ce44" office:value-type="string" calcext:value-type="string">
            <text:p>3.598031987182414e-05</text:p>
          </table:table-cell>
          <table:table-cell table:style-name="ce53" table:formula="of:=[.C24]/[.D24]" office:value-type="float" office:value="1" calcext:value-type="float">
            <text:p>1.000000000000000E+00</text:p>
          </table:table-cell>
          <table:table-cell/>
          <table:table-cell table:style-name="ce49"/>
          <table:table-cell table:number-columns-repeated="249"/>
        </table:table-row>
        <table:table-row table:style-name="ro1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26" office:value-type="string" calcext:value-type="string">
            <text:p>0.000809617967443685</text:p>
          </table:table-cell>
          <table:table-cell table:style-name="ce29" office:value-type="string" calcext:value-type="string">
            <text:p>8.096179674436853e-04</text:p>
          </table:table-cell>
          <table:table-cell table:style-name="ce53" table:formula="of:=[.C25]/[.D2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26" office:value-type="string" calcext:value-type="string">
            <text:p>0.000464769278599049</text:p>
          </table:table-cell>
          <table:table-cell table:style-name="ce29" office:value-type="string" calcext:value-type="string">
            <text:p>4.647692785990477e-04</text:p>
          </table:table-cell>
          <table:table-cell table:style-name="ce53" table:formula="of:=[.C26]/[.D2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5" table:number-columns-repeated="2"/>
          <table:table-cell table:style-name="ce26"/>
          <table:table-cell table:style-name="ce29"/>
          <table:table-cell table:style-name="ce51"/>
          <table:table-cell table:number-columns-repeated="251"/>
        </table:table-row>
        <table:table-row table:style-name="ro1">
          <table:table-cell table:style-name="ce9" office:value-type="string" calcext:value-type="string">
            <text:p>I-Operators</text:p>
          </table:table-cell>
          <table:table-cell table:style-name="ce9"/>
          <table:table-cell table:style-name="ce28"/>
          <table:table-cell table:style-name="ce46"/>
          <table:table-cell table:style-name="ce52"/>
          <table:table-cell table:number-columns-repeated="251"/>
        </table:table-row>
        <table:table-row table:style-name="ro5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26" office:value-type="string" calcext:value-type="string">
            <text:p>-7.70836258972679e-06</text:p>
          </table:table-cell>
          <table:table-cell table:style-name="ce29" office:value-type="string" calcext:value-type="string">
            <text:p>-7.708362589726769e-06</text:p>
          </table:table-cell>
          <table:table-cell table:style-name="ce53" table:formula="of:=[.C29]/[.D29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26"/>
          <table:table-cell table:style-name="ce29" office:value-type="string" calcext:value-type="string">
            <text:p>-3.365568372483417e-04</text:p>
          </table:table-cell>
          <table:table-cell table:style-name="ce53" table:formula="of:=[.C30]/[.D30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26"/>
          <table:table-cell table:style-name="ce29" office:value-type="string" calcext:value-type="string">
            <text:p>6.493033924108018e-05</text:p>
          </table:table-cell>
          <table:table-cell table:style-name="ce53" table:formula="of:=[.C31]/[.D31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a+b</text:p>
          </table:table-cell>
          <table:table-cell table:style-name="ce6"/>
          <table:table-cell table:style-name="ce27" office:value-type="string" calcext:value-type="string">
            <text:p>-0.000271626498007262</text:p>
          </table:table-cell>
          <table:table-cell table:style-name="ce47" table:formula="of:=[.D30]+[.D31]" office:value-type="float" office:value="-0.000271626498007262" calcext:value-type="float">
            <text:p>-0.000271626498007262</text:p>
          </table:table-cell>
          <table:table-cell table:style-name="ce53" table:formula="of:=[.C32]/[.D32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1">
          <table:table-cell table:style-name="ce9" office:value-type="string" calcext:value-type="string">
            <text:p>Int. DIPOLES</text:p>
          </table:table-cell>
          <table:table-cell table:style-name="ce9" office:value-type="string" calcext:value-type="string">
            <text:p>|PHI|^2 + 2RE[PHI x QCD]</text:p>
          </table:table-cell>
          <table:table-cell table:style-name="ce28"/>
          <table:table-cell table:style-name="ce46"/>
          <table:table-cell table:style-name="ce52"/>
          <table:table-cell table:number-columns-repeated="251"/>
        </table:table-row>
        <table:table-row table:style-name="ro6">
          <table:table-cell table:style-name="ce10"/>
          <table:table-cell table:style-name="ce4" office:value-type="string" calcext:value-type="string">
            <text:p>delta (I)</text:p>
          </table:table-cell>
          <table:table-cell table:style-name="ce29" office:value-type="string" calcext:value-type="string">
            <text:p>-0.000279334860596989</text:p>
          </table:table-cell>
          <table:table-cell table:style-name="ce29" office:value-type="string" calcext:value-type="string">
            <text:p>-2.793348605969883e-04</text:p>
          </table:table-cell>
          <table:table-cell table:style-name="ce54" table:formula="of:=[.C34]/[.D3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1">
          <table:table-cell table:style-name="ce10"/>
          <table:table-cell table:style-name="ce5" office:value-type="string" calcext:value-type="string">
            <text:p>delta (K+P)</text:p>
          </table:table-cell>
          <table:table-cell table:style-name="ce29" office:value-type="string" calcext:value-type="string">
            <text:p>-2.82139282148557e-05</text:p>
          </table:table-cell>
          <table:table-cell table:style-name="ce29" office:value-type="string" calcext:value-type="string">
            <text:p>-2.821392821485584e-05</text:p>
          </table:table-cell>
          <table:table-cell table:style-name="ce54" table:formula="of:=[.C35]/[.D35]" office:value-type="float" office:value="0.999999999999995" calcext:value-type="float">
            <text:p>9.999999999999950E-01</text:p>
          </table:table-cell>
          <table:table-cell table:number-columns-repeated="251"/>
        </table:table-row>
        <table:table-row table:style-name="ro1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26" office:value-type="string" calcext:value-type="string">
            <text:p>-0.0025906976263511</text:p>
          </table:table-cell>
          <table:table-cell table:style-name="ce29" office:value-type="string" calcext:value-type="string">
            <text:p>-2.590697626351097e-03</text:p>
          </table:table-cell>
          <table:table-cell table:style-name="ce54" table:formula="of:=[.C36]/[.D36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1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27" office:value-type="string" calcext:value-type="string">
            <text:p>0.00507835994916348</text:p>
          </table:table-cell>
          <table:table-cell table:style-name="ce45" office:value-type="string" calcext:value-type="string">
            <text:p>5.078359949163473e-03</text:p>
          </table:table-cell>
          <table:table-cell table:style-name="ce55" table:formula="of:=[.C37]/[.D37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1" table:number-columns-repeated="2"/>
          <table:table-cell/>
          <table:table-cell table:style-name="ce11"/>
          <table:table-cell table:number-columns-repeated="252"/>
        </table:table-row>
        <table:table-row table:style-name="ro7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Phasenraumpunkt:</text:p>
          </table:table-cell>
          <table:table-cell table:style-name="ce8"/>
          <table:table-cell table:style-name="ce30"/>
          <table:table-cell table:style-name="ce16"/>
          <table:table-cell table:number-columns-repeated="252"/>
        </table:table-row>
        <table:table-row table:style-name="ro1">
          <table:table-cell table:style-name="ce4"/>
          <table:table-cell table:style-name="ce15" office:value-type="string" calcext:value-type="string">
            <text:p>p1</text:p>
          </table:table-cell>
          <table:table-cell table:style-name="ce31" office:value-type="string" calcext:value-type="string">
            <text:p><text:s/>[ <text:s text:c="5"/>2.5, <text:s text:c="7"/>0, <text:s text:c="7"/>0, <text:s text:c="5"/>2.5 ]</text:p>
          </table:table-cell>
          <table:table-cell table:style-name="ce16"/>
          <table:table-cell table:number-columns-repeated="252"/>
        </table:table-row>
        <table:table-row table:style-name="ro1">
          <table:table-cell table:style-name="ce5"/>
          <table:table-cell table:style-name="ce17" office:value-type="string" calcext:value-type="string">
            <text:p>p2</text:p>
          </table:table-cell>
          <table:table-cell table:style-name="ce32" office:value-type="string" calcext:value-type="string">
            <text:p>[ <text:s text:c="5"/>2.5, <text:s text:c="7"/>0, <text:s text:c="7"/>0, <text:s text:c="4"/>-2.5 ]</text:p>
          </table:table-cell>
          <table:table-cell table:style-name="ce16"/>
          <table:table-cell table:number-columns-repeated="252"/>
        </table:table-row>
        <table:table-row table:style-name="ro8">
          <table:table-cell table:style-name="ce5"/>
          <table:table-cell table:style-name="ce15" office:value-type="string" calcext:value-type="string">
            <text:p>k1</text:p>
          </table:table-cell>
          <table:table-cell table:style-name="ce33" office:value-type="string" calcext:value-type="string">
            <text:p>[ 2.21639777949432, 1.92265771065244, <text:s text:c="7"/>0, 0.46454972243679 ]</text:p>
          </table:table-cell>
          <table:table-cell table:style-name="ce16"/>
          <table:table-cell table:number-columns-repeated="252"/>
        </table:table-row>
        <table:table-row table:style-name="ro8">
          <table:table-cell table:style-name="ce5"/>
          <table:table-cell table:style-name="ce16" office:value-type="string" calcext:value-type="string">
            <text:p>k2</text:p>
          </table:table-cell>
          <table:table-cell table:style-name="ce34" office:value-type="string" calcext:value-type="string">
            <text:p>[ 1.18360222050568, -0.537017064597333, <text:s text:c="7"/>0, 0.33545027756321 ]</text:p>
          </table:table-cell>
          <table:table-cell table:style-name="ce16"/>
          <table:table-cell table:number-columns-repeated="252"/>
        </table:table-row>
        <table:table-row table:style-name="ro3">
          <table:table-cell table:style-name="ce6"/>
          <table:table-cell table:style-name="ce17" office:value-type="string" calcext:value-type="string">
            <text:p>p3</text:p>
          </table:table-cell>
          <table:table-cell table:style-name="ce18" office:value-type="string" calcext:value-type="string">
            <text:p>[ <text:s text:c="5"/>1.6, -1.3856406460551, <text:s text:c="6"/>-0, <text:s text:c="4"/>-0.8 ]</text:p>
          </table:table-cell>
          <table:table-cell table:style-name="ce16"/>
          <table:table-cell table:number-columns-repeated="252"/>
        </table:table-row>
        <table:table-row table:style-name="ro2">
          <table:table-cell table:style-name="ce11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1">
          <table:table-cell table:style-name="ce9" office:value-type="string" calcext:value-type="string">
            <text:p>REAL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56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71" office:value-type="string" calcext:value-type="string">
            <text:p>Ratio</text:p>
          </table:table-cell>
          <table:table-cell table:number-columns-repeated="247"/>
        </table:table-row>
        <table:table-row table:style-name="ro1">
          <table:table-cell table:style-name="ce4"/>
          <table:table-cell table:style-name="ce4" office:value-type="string" calcext:value-type="string">
            <text:p>2RE[PHI_FSR x PHI_FSR]</text:p>
          </table:table-cell>
          <table:table-cell table:style-name="ce25" office:value-type="string" calcext:value-type="string">
            <text:p>1.1673773855062e-08</text:p>
          </table:table-cell>
          <table:table-cell table:style-name="ce44" office:value-type="string" calcext:value-type="string">
            <text:p>1.1673773855062e-08</text:p>
          </table:table-cell>
          <table:table-cell table:style-name="ce57" table:formula="of:=[.C50]/[.D50]" office:value-type="float" office:value="1" calcext:value-type="float">
            <text:p>1.000000000000000E+00</text:p>
          </table:table-cell>
          <table:table-cell table:style-name="ce68"/>
          <table:table-cell table:style-name="ce25" office:value-type="string" calcext:value-type="string">
            <text:p>7.86258603865599e-09</text:p>
          </table:table-cell>
          <table:table-cell table:style-name="ce44" office:value-type="string" calcext:value-type="string">
            <text:p>7.862586038655989e-09</text:p>
          </table:table-cell>
          <table:table-cell table:style-name="ce72" table:formula="of:=[.G50]/[.H50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2RE[PHI_ISR x PHI_ISR]</text:p>
          </table:table-cell>
          <table:table-cell table:style-name="ce26" office:value-type="string" calcext:value-type="string">
            <text:p>3.89315648887427e-06</text:p>
          </table:table-cell>
          <table:table-cell table:style-name="ce29" office:value-type="string" calcext:value-type="string">
            <text:p>3.89315648887424e-06</text:p>
          </table:table-cell>
          <table:table-cell table:style-name="ce57" table:formula="of:=[.C51]/[.D51]" office:value-type="float" office:value="1.00000000000001" calcext:value-type="float">
            <text:p>1.000000000000010E+00</text:p>
          </table:table-cell>
          <table:table-cell table:style-name="ce69"/>
          <table:table-cell table:style-name="ce26" office:value-type="string" calcext:value-type="string">
            <text:p>4.30785253371743e-06</text:p>
          </table:table-cell>
          <table:table-cell table:style-name="ce29" office:value-type="string" calcext:value-type="string">
            <text:p>4.307852533717447e-06</text:p>
          </table:table-cell>
          <table:table-cell table:style-name="ce72" table:formula="of:=[.G51]/[.H51]" office:value-type="float" office:value="0.999999999999996" calcext:value-type="float">
            <text:p>9.999999999999960E-01</text:p>
          </table:table-cell>
          <table:table-cell table:number-columns-repeated="247"/>
        </table:table-row>
        <table:table-row table:style-name="ro2">
          <table:table-cell table:style-name="ce5" table:number-columns-repeated="2"/>
          <table:table-cell table:style-name="ce26"/>
          <table:table-cell table:style-name="ce29"/>
          <table:table-cell table:style-name="ce37"/>
          <table:table-cell table:style-name="ce69"/>
          <table:table-cell table:style-name="ce26"/>
          <table:table-cell table:style-name="ce29"/>
          <table:table-cell table:style-name="ce73"/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26" office:value-type="string" calcext:value-type="string">
            <text:p>-1.45858300533891e-07</text:p>
          </table:table-cell>
          <table:table-cell table:style-name="ce29"/>
          <table:table-cell table:style-name="ce37"/>
          <table:table-cell table:style-name="ce69" office:value-type="string" calcext:value-type="string">
            <text:p>a</text:p>
          </table:table-cell>
          <table:table-cell table:style-name="ce26" office:value-type="string" calcext:value-type="string">
            <text:p>-5.46820909254612e-08</text:p>
          </table:table-cell>
          <table:table-cell table:style-name="ce29" office:value-type="string" calcext:value-type="string">
            <text:p>-5.468209092546123e-08</text:p>
          </table:table-cell>
          <table:table-cell table:style-name="ce74" table:formula="of:=[.G53]/[.H53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26" office:value-type="string" calcext:value-type="string">
            <text:p>-9.37902344319227e-06</text:p>
          </table:table-cell>
          <table:table-cell table:style-name="ce29"/>
          <table:table-cell table:style-name="ce37"/>
          <table:table-cell table:style-name="ce69" office:value-type="string" calcext:value-type="string">
            <text:p>b</text:p>
          </table:table-cell>
          <table:table-cell table:style-name="ce26" office:value-type="string" calcext:value-type="string">
            <text:p>-1.13797794025974e-05</text:p>
          </table:table-cell>
          <table:table-cell table:style-name="ce29" office:value-type="string" calcext:value-type="string">
            <text:p>-1.137977940259743e-05</text:p>
          </table:table-cell>
          <table:table-cell table:style-name="ce74" table:formula="of:=[.G54]/[.H54]" office:value-type="float" office:value="0.999999999999997" calcext:value-type="float">
            <text:p>9.999999999999970E-01</text:p>
          </table:table-cell>
          <table:table-cell table:number-columns-repeated="247"/>
        </table:table-row>
        <table:table-row table:style-name="ro2">
          <table:table-cell table:style-name="ce5" table:number-columns-repeated="2"/>
          <table:table-cell table:style-name="ce26"/>
          <table:table-cell table:style-name="ce29"/>
          <table:table-cell table:style-name="ce37"/>
          <table:table-cell table:style-name="ce69"/>
          <table:table-cell table:style-name="ce26"/>
          <table:table-cell table:style-name="ce29"/>
          <table:table-cell table:style-name="ce73"/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26" office:value-type="string" calcext:value-type="string">
            <text:p>5.18687187205936e-07</text:p>
          </table:table-cell>
          <table:table-cell table:style-name="ce29"/>
          <table:table-cell table:style-name="ce37"/>
          <table:table-cell table:style-name="ce69" office:value-type="string" calcext:value-type="string">
            <text:p>(SGA)</text:p>
          </table:table-cell>
          <table:table-cell table:style-name="ce26" office:value-type="string" calcext:value-type="string">
            <text:p>1.30790042968778e-08</text:p>
          </table:table-cell>
          <table:table-cell table:style-name="ce29" office:value-type="string" calcext:value-type="string">
            <text:p>1.307900429687775e-08</text:p>
          </table:table-cell>
          <table:table-cell table:style-name="ce75" table:formula="of:=[.G56]/[.H56]" office:value-type="float" office:value="1" calcext:value-type="float">
            <text:p>1.000000000000000E+0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rest</text:p>
          </table:table-cell>
          <table:table-cell table:style-name="ce26" office:value-type="string" calcext:value-type="string">
            <text:p>1.29929842060647e-06</text:p>
          </table:table-cell>
          <table:table-cell table:style-name="ce29"/>
          <table:table-cell table:style-name="ce37"/>
          <table:table-cell table:style-name="ce69" office:value-type="string" calcext:value-type="string">
            <text:p>c</text:p>
          </table:table-cell>
          <table:table-cell table:style-name="ce26" office:value-type="string" calcext:value-type="string">
            <text:p>-4.99671026933848e-08</text:p>
          </table:table-cell>
          <table:table-cell table:style-name="ce29" office:value-type="string" calcext:value-type="string">
            <text:p>-4.996710269340108e-08</text:p>
          </table:table-cell>
          <table:table-cell table:style-name="ce76" table:formula="of:=[.G57]/[.H57]" office:value-type="float" office:value="0.999999999999674" calcext:value-type="float">
            <text:p>9.999999999996740E-01</text:p>
          </table:table-cell>
          <table:table-cell table:style-name="ce37"/>
          <table:table-cell table:number-columns-repeated="246"/>
        </table:table-row>
        <table:table-row table:style-name="ro1">
          <table:table-cell table:style-name="ce6"/>
          <table:table-cell table:style-name="ce18" office:value-type="string" calcext:value-type="string">
            <text:p>2RE[PHI x QCD]</text:p>
          </table:table-cell>
          <table:table-cell table:style-name="ce35" office:value-type="string" calcext:value-type="string">
            <text:p>-7.70689613591375e-06</text:p>
          </table:table-cell>
          <table:table-cell table:style-name="ce48" office:value-type="float" office:value="-0.00000770689613591374" calcext:value-type="float">
            <text:p>-0.00000770689613591374</text:p>
          </table:table-cell>
          <table:table-cell table:style-name="ce58" table:formula="of:=[.C58]/[.D58]" office:value-type="float" office:value="1" calcext:value-type="float">
            <text:p>1.000000000000000E+00</text:p>
          </table:table-cell>
          <table:table-cell table:style-name="ce18" office:value-type="string" calcext:value-type="string">
            <text:p><text:s/>a+b+c+SGA</text:p>
          </table:table-cell>
          <table:table-cell table:style-name="ce27" office:value-type="string" calcext:value-type="string">
            <text:p>-1.14713495919194e-05</text:p>
          </table:table-cell>
          <table:table-cell table:style-name="ce45" office:value-type="string" calcext:value-type="string">
            <text:p>-.00001147134959191942</text:p>
          </table:table-cell>
          <table:table-cell table:style-name="ce77" table:formula="of:=[.G58]/[.H58]" office:value-type="float" office:value="0.999999999999998" calcext:value-type="float">
            <text:p>9.999999999999980E-01</text:p>
          </table:table-cell>
          <table:table-cell table:number-columns-repeated="247"/>
        </table:table-row>
        <table:table-row table:style-name="ro2" table:number-rows-repeated="3">
          <table:table-cell table:number-columns-repeated="256"/>
        </table:table-row>
        <table:table-row table:style-name="ro4">
          <table:table-cell table:style-name="ce9" office:value-type="string" calcext:value-type="string">
            <text:p>REAL</text:p>
          </table:table-cell>
          <table:table-cell table:style-name="ce9"/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59" office:value-type="string" calcext:value-type="string">
            <text:p>Ratio</text:p>
          </table:table-cell>
          <table:table-cell table:style-name="ce9" office:value-type="string" calcext:value-type="string">
            <text:p>Uint. DIPOLES</text:p>
          </table:table-cell>
          <table:table-cell table:style-name="ce8" office:value-type="string" calcext:value-type="string">
            <text:p>Clemens</text:p>
          </table:table-cell>
          <table:table-cell table:style-name="ce7" office:value-type="string" calcext:value-type="string">
            <text:p>Peter</text:p>
          </table:table-cell>
          <table:table-cell table:style-name="ce71" office:value-type="string" calcext:value-type="string">
            <text:p>Ratio</text:p>
          </table:table-cell>
          <table:table-cell table:number-columns-repeated="247"/>
        </table:table-row>
        <table:table-row table:style-name="ro5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25" office:value-type="string" calcext:value-type="string">
            <text:p>8.47399325349972e-08</text:p>
          </table:table-cell>
          <table:table-cell table:style-name="ce44" office:value-type="string" calcext:value-type="string">
            <text:p>8.473993253499655e-08</text:p>
          </table:table-cell>
          <table:table-cell table:style-name="ce60" table:formula="of:=[.C63]/[.D63]" office:value-type="float" office:value="1.00000000000001" calcext:value-type="float">
            <text:p>1.000000000000010E+00</text:p>
          </table:table-cell>
          <table:table-cell table:style-name="ce68"/>
          <table:table-cell table:style-name="ce25" office:value-type="string" calcext:value-type="string">
            <text:p>0.0</text:p>
          </table:table-cell>
          <table:table-cell table:style-name="ce44"/>
          <table:table-cell table:style-name="ce73"/>
          <table:table-cell table:number-columns-repeated="247"/>
        </table:table-row>
        <table:table-row table:style-name="ro1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26" office:value-type="string" calcext:value-type="string">
            <text:p>2.65226058373697e-07</text:p>
          </table:table-cell>
          <table:table-cell table:style-name="ce29" office:value-type="string" calcext:value-type="string">
            <text:p>2.65226058373695e-07</text:p>
          </table:table-cell>
          <table:table-cell table:style-name="ce60" table:formula="of:=[.C64]/[.D64]" office:value-type="float" office:value="1.00000000000001" calcext:value-type="float">
            <text:p>1.000000000000010E+00</text:p>
          </table:table-cell>
          <table:table-cell table:style-name="ce69"/>
          <table:table-cell table:style-name="ce26" office:value-type="string" calcext:value-type="string">
            <text:p>3.64530666813148e-07</text:p>
          </table:table-cell>
          <table:table-cell table:style-name="ce29" office:value-type="string" calcext:value-type="string">
            <text:p>3.645306668131497e-07</text:p>
          </table:table-cell>
          <table:table-cell table:style-name="ce78" table:formula="of:=[.G64]/[.H64]" office:value-type="float" office:value="0.999999999999995" calcext:value-type="float">
            <text:p>9.999999999999950E-01</text:p>
          </table:table-cell>
          <table:table-cell table:number-columns-repeated="247"/>
        </table:table-row>
        <table:table-row table:style-name="ro5">
          <table:table-cell table:style-name="ce5" table:number-columns-repeated="2"/>
          <table:table-cell table:style-name="ce26"/>
          <table:table-cell table:style-name="ce29"/>
          <table:table-cell/>
          <table:table-cell table:style-name="ce69"/>
          <table:table-cell table:style-name="ce26"/>
          <table:table-cell table:style-name="ce29"/>
          <table:table-cell table:style-name="ce73"/>
          <table:table-cell table:number-columns-repeated="247"/>
        </table:table-row>
        <table:table-row table:style-name="ro5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6" office:value-type="string" calcext:value-type="string">
            <text:p>1.52252939839084e-07</text:p>
          </table:table-cell>
          <table:table-cell table:style-name="ce29" office:value-type="string" calcext:value-type="string">
            <text:p>1.522529398390836e-07</text:p>
          </table:table-cell>
          <table:table-cell table:style-name="ce60" table:formula="of:=[.C66]/[.D66]" office:value-type="float" office:value="1" calcext:value-type="float">
            <text:p>1.000000000000000E+00</text:p>
          </table:table-cell>
          <table:table-cell table:style-name="ce69"/>
          <table:table-cell table:style-name="ce26" office:value-type="string" calcext:value-type="string">
            <text:p>0.0</text:p>
          </table:table-cell>
          <table:table-cell table:style-name="ce29"/>
          <table:table-cell table:style-name="ce73"/>
          <table:table-cell table:number-columns-repeated="247"/>
        </table:table-row>
        <table:table-row table:style-name="ro5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27" office:value-type="string" calcext:value-type="string">
            <text:p>-2.56196366558145e-07</text:p>
          </table:table-cell>
          <table:table-cell table:style-name="ce45" office:value-type="string" calcext:value-type="string">
            <text:p>-2.561963665581442e-07</text:p>
          </table:table-cell>
          <table:table-cell table:style-name="ce61" table:formula="of:=[.C67]/[.D67]" office:value-type="float" office:value="1" calcext:value-type="float">
            <text:p>1.000000000000000E+00</text:p>
          </table:table-cell>
          <table:table-cell table:style-name="ce70"/>
          <table:table-cell table:style-name="ce27" office:value-type="string" calcext:value-type="string">
            <text:p>-5.90136164942151e-07</text:p>
          </table:table-cell>
          <table:table-cell table:style-name="ce45" office:value-type="string" calcext:value-type="string">
            <text:p>-5.901361649421541e-07</text:p>
          </table:table-cell>
          <table:table-cell table:style-name="ce79" table:formula="of:=[.G67]/[.H67]" office:value-type="float" office:value="0.999999999999995" calcext:value-type="float">
            <text:p>9.999999999999950E-01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19" table:number-columns-repeated="2"/>
          <table:table-cell table:style-name="ce37"/>
          <table:table-cell table:number-columns-repeated="252"/>
        </table:table-row>
        <table:table-row table:style-name="ro5">
          <table:table-cell table:style-name="ce12" office:value-type="string" calcext:value-type="string">
            <text:p>K&amp;P Operators</text:p>
          </table:table-cell>
          <table:table-cell table:style-name="ce20" office:value-type="string" calcext:value-type="string">
            <text:p>|PHI|^2 qg-channel</text:p>
          </table:table-cell>
          <table:table-cell table:style-name="ce36" office:value-type="string" calcext:value-type="string">
            <text:p>Clemens</text:p>
          </table:table-cell>
          <table:table-cell table:style-name="ce36" office:value-type="string" calcext:value-type="string">
            <text:p>Peter</text:p>
          </table:table-cell>
          <table:table-cell table:style-name="ce20" office:value-type="string" calcext:value-type="string">
            <text:p>Ratio</text:p>
          </table:table-cell>
          <table:table-cell table:number-columns-repeated="251"/>
        </table:table-row>
        <table:table-row table:style-name="ro5">
          <table:table-cell table:style-name="ce13" office:value-type="string" calcext:value-type="string">
            <text:p>qg – channel</text:p>
          </table:table-cell>
          <table:table-cell table:style-name="ce13" office:value-type="string" calcext:value-type="string">
            <text:p>cont (K)</text:p>
          </table:table-cell>
          <table:table-cell table:style-name="ce37" office:value-type="float" office:value="-0.000000893882232253799" calcext:value-type="float">
            <text:p>-8.938822322537990E-07</text:p>
          </table:table-cell>
          <table:table-cell table:style-name="ce37" office:value-type="float" office:value="-0.000000893882232253798" calcext:value-type="float">
            <text:p>-8.938822322537980E-07</text:p>
          </table:table-cell>
          <table:table-cell table:style-name="ce62" table:formula="of:=[.C71]/[.D71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number-columns-repeated="2" table:style-name="ce37" office:value-type="float" office:value="0.0000000185261733481981" calcext:value-type="float">
            <text:p>1.852617334819810E-08</text:p>
          </table:table-cell>
          <table:table-cell table:style-name="ce63" table:formula="of:=[.C72]/[.D72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sum</text:p>
          </table:table-cell>
          <table:table-cell table:style-name="ce37" office:value-type="float" office:value="-0.000000875356058905601" calcext:value-type="float">
            <text:p>-8.753560589056010E-07</text:p>
          </table:table-cell>
          <table:table-cell table:style-name="ce37" table:formula="of:=[.D71]+[.D72]" office:value-type="float" office:value="-0.0000008753560589056" calcext:value-type="float">
            <text:p>-8.753560589056000E-07</text:p>
          </table:table-cell>
          <table:table-cell table:style-name="ce64" table:formula="of:=[.C73]/[.D73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20" office:value-type="string" calcext:value-type="string">
            <text:p>2RE[PHI x QCD] qg-channel</text:p>
          </table:table-cell>
          <table:table-cell table:style-name="ce38" table:number-columns-repeated="2"/>
          <table:table-cell table:style-name="ce20"/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K)</text:p>
          </table:table-cell>
          <table:table-cell table:number-columns-repeated="2" table:style-name="ce37" office:value-type="float" office:value="-0.0000613742777979446" calcext:value-type="float">
            <text:p>-6.137427779794460E-05</text:p>
          </table:table-cell>
          <table:table-cell table:style-name="ce65" table:formula="of:=[.C75]/[.D7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>
          <table:table-cell table:style-name="ce13"/>
          <table:table-cell table:style-name="ce13" office:value-type="string" calcext:value-type="string">
            <text:p>cont (P)</text:p>
          </table:table-cell>
          <table:table-cell table:style-name="ce37" office:value-type="float" office:value="0.00000025273716198999" calcext:value-type="float">
            <text:p>2.527371619899900E-07</text:p>
          </table:table-cell>
          <table:table-cell table:style-name="ce37" office:value-type="float" office:value="0.000000252737161989994" calcext:value-type="float">
            <text:p>2.527371619899940E-07</text:p>
          </table:table-cell>
          <table:table-cell table:style-name="ce66" table:formula="of:=[.C76]/[.D76]" office:value-type="float" office:value="0.999999999999985" calcext:value-type="float">
            <text:p>9.999999999999850E-01</text:p>
          </table:table-cell>
          <table:table-cell table:number-columns-repeated="251"/>
        </table:table-row>
        <table:table-row table:style-name="ro5">
          <table:table-cell table:style-name="ce14"/>
          <table:table-cell table:style-name="ce14" office:value-type="string" calcext:value-type="string">
            <text:p>sum</text:p>
          </table:table-cell>
          <table:table-cell table:style-name="ce39" office:value-type="float" office:value="-0.0000611215406359546" calcext:value-type="float">
            <text:p>-6.112154063595460E-05</text:p>
          </table:table-cell>
          <table:table-cell table:style-name="ce39" table:formula="of:=[.D75]+[.D76]" office:value-type="float" office:value="-0.0000611215406359546" calcext:value-type="float">
            <text:p>-6.112154063595460E-05</text:p>
          </table:table-cell>
          <table:table-cell table:style-name="ce67" table:formula="of:=[.C77]/[.D77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 table:number-columns-repeated="3"/>
          <table:table-cell table:style-name="ce49"/>
          <table:table-cell table:number-columns-repeated="252"/>
        </table:table-row>
        <table:table-row table:style-name="ro5">
          <table:table-cell table:number-columns-repeated="3"/>
          <table:table-cell table:style-name="ce37"/>
          <table:table-cell table:number-columns-repeated="252"/>
        </table:table-row>
        <table:table-row table:style-name="ro5">
          <table:table-cell table:number-columns-repeated="256"/>
        </table:table-row>
        <table:table-row table:style-name="ro2" table:number-rows-repeated="10484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19:Sheet1.E21">
            <calcext:condition calcext:apply-style-name="Untitled1" calcext:value="&gt;=1.0000000000001" calcext:base-cell-address="Sheet1.E19"/>
            <calcext:condition calcext:apply-style-name="Untitled2" calcext:value="&lt;=0.9999999999998" calcext:base-cell-address="Sheet1.E19"/>
          </calcext:conditional-format>
          <calcext:conditional-format calcext:target-range-address="Sheet1.E24:Sheet1.E26 Sheet1.E29:Sheet1.E32">
            <calcext:condition calcext:apply-style-name="Untitled3" calcext:value="&gt;=1.0000000000001" calcext:base-cell-address="Sheet1.E24"/>
            <calcext:condition calcext:apply-style-name="Untitled4" calcext:value="&lt;=0.9999999999998" calcext:base-cell-address="Sheet1.E24"/>
          </calcext:conditional-format>
          <calcext:conditional-format calcext:target-range-address="Sheet1.E34:Sheet1.E37">
            <calcext:condition calcext:apply-style-name="Untitled5" calcext:value="&gt;=1.0000000000001" calcext:base-cell-address="Sheet1.E34"/>
            <calcext:condition calcext:apply-style-name="Untitled6" calcext:value="&lt;=0.9999999999998" calcext:base-cell-address="Sheet1.E34"/>
          </calcext:conditional-format>
          <calcext:conditional-format calcext:target-range-address="Sheet1.E50:Sheet1.E51">
            <calcext:condition calcext:apply-style-name="Untitled7" calcext:value="&gt;=1.0000000000001" calcext:base-cell-address="Sheet1.E50"/>
            <calcext:condition calcext:apply-style-name="Untitled10" calcext:value="&lt;=0.9999999999998" calcext:base-cell-address="Sheet1.E50"/>
          </calcext:conditional-format>
          <calcext:conditional-format calcext:target-range-address="Sheet1.E58:Sheet1.E58">
            <calcext:condition calcext:apply-style-name="Untitled8" calcext:value="&gt;=1.0000000000001" calcext:base-cell-address="Sheet1.E58"/>
            <calcext:condition calcext:apply-style-name="Untitled9" calcext:value="&lt;=0.9999999999998" calcext:base-cell-address="Sheet1.E58"/>
          </calcext:conditional-format>
          <calcext:conditional-format calcext:target-range-address="Sheet1.E63:Sheet1.E64 Sheet1.E66:Sheet1.E67">
            <calcext:condition calcext:apply-style-name="Untitled7" calcext:value="&gt;=1.0000000000001" calcext:base-cell-address="Sheet1.E63"/>
            <calcext:condition calcext:apply-style-name="Untitled10" calcext:value="&lt;=0.9999999999998" calcext:base-cell-address="Sheet1.E63"/>
          </calcext:conditional-format>
          <calcext:conditional-format calcext:target-range-address="Sheet1.E71:Sheet1.E71">
            <calcext:condition calcext:apply-style-name="Untitled7" calcext:value="&gt;=1.0000000000001" calcext:base-cell-address="Sheet1.E71"/>
            <calcext:condition calcext:apply-style-name="Untitled10" calcext:value="&lt;=0.9999999999998" calcext:base-cell-address="Sheet1.E71"/>
          </calcext:conditional-format>
          <calcext:conditional-format calcext:target-range-address="Sheet1.E72:Sheet1.E72">
            <calcext:condition calcext:apply-style-name="Untitled7" calcext:value="&gt;=1.0000000000001" calcext:base-cell-address="Sheet1.E72"/>
            <calcext:condition calcext:apply-style-name="Untitled10" calcext:value="&lt;=0.9999999999998" calcext:base-cell-address="Sheet1.E72"/>
          </calcext:conditional-format>
          <calcext:conditional-format calcext:target-range-address="Sheet1.E73:Sheet1.E73">
            <calcext:condition calcext:apply-style-name="Untitled7" calcext:value="&gt;=1.0000000000001" calcext:base-cell-address="Sheet1.E73"/>
            <calcext:condition calcext:apply-style-name="Untitled10" calcext:value="&lt;=0.9999999999998" calcext:base-cell-address="Sheet1.E73"/>
          </calcext:conditional-format>
          <calcext:conditional-format calcext:target-range-address="Sheet1.E75:Sheet1.E75">
            <calcext:condition calcext:apply-style-name="Untitled7" calcext:value="&gt;=1.0000000000001" calcext:base-cell-address="Sheet1.E75"/>
            <calcext:condition calcext:apply-style-name="Untitled10" calcext:value="&lt;=0.9999999999998" calcext:base-cell-address="Sheet1.E75"/>
          </calcext:conditional-format>
          <calcext:conditional-format calcext:target-range-address="Sheet1.E76:Sheet1.E76">
            <calcext:condition calcext:apply-style-name="Untitled7" calcext:value="&gt;=1.0000000000001" calcext:base-cell-address="Sheet1.E76"/>
            <calcext:condition calcext:apply-style-name="Untitled10" calcext:value="&lt;=0.9999999999998" calcext:base-cell-address="Sheet1.E76"/>
          </calcext:conditional-format>
          <calcext:conditional-format calcext:target-range-address="Sheet1.E77:Sheet1.E77">
            <calcext:condition calcext:apply-style-name="Untitled7" calcext:value="&gt;=1.0000000000001" calcext:base-cell-address="Sheet1.E77"/>
            <calcext:condition calcext:apply-style-name="Untitled10" calcext:value="&lt;=0.9999999999998" calcext:base-cell-address="Sheet1.E77"/>
          </calcext:conditional-format>
          <calcext:conditional-format calcext:target-range-address="Sheet1.I50:Sheet1.I51">
            <calcext:condition calcext:apply-style-name="Untitled11" calcext:value="&gt;=1.0000000000001" calcext:base-cell-address="Sheet1.I50"/>
            <calcext:condition calcext:apply-style-name="Untitled12" calcext:value="&lt;=0.999999999998" calcext:base-cell-address="Sheet1.I50"/>
          </calcext:conditional-format>
          <calcext:conditional-format calcext:target-range-address="Sheet1.I53:Sheet1.I54">
            <calcext:condition calcext:apply-style-name="Untitled13" calcext:value="&gt;=1.0000000000001" calcext:base-cell-address="Sheet1.I53"/>
            <calcext:condition calcext:apply-style-name="Untitled14" calcext:value="&lt;=0.9999999999998" calcext:base-cell-address="Sheet1.I53"/>
          </calcext:conditional-format>
          <calcext:conditional-format calcext:target-range-address="Sheet1.I56:Sheet1.I56">
            <calcext:condition calcext:apply-style-name="Untitled15" calcext:value="&gt;=1.0000000000001" calcext:base-cell-address="Sheet1.I56"/>
            <calcext:condition calcext:apply-style-name="Untitled16" calcext:value="&lt;=0.9999999999998" calcext:base-cell-address="Sheet1.I56"/>
          </calcext:conditional-format>
          <calcext:conditional-format calcext:target-range-address="Sheet1.I57:Sheet1.I58">
            <calcext:condition calcext:apply-style-name="Untitled18" calcext:value="&gt;=1.0000000000001" calcext:base-cell-address="Sheet1.I57"/>
            <calcext:condition calcext:apply-style-name="Untitled19" calcext:value="&lt;=0.9999999999998" calcext:base-cell-address="Sheet1.I57"/>
          </calcext:conditional-format>
          <calcext:conditional-format calcext:target-range-address="Sheet1.I64:Sheet1.I64">
            <calcext:condition calcext:apply-style-name="Untitled11" calcext:value="&gt;=1.0000000000001" calcext:base-cell-address="Sheet1.I63"/>
            <calcext:condition calcext:apply-style-name="Untitled12" calcext:value="&lt;=0.999999999998" calcext:base-cell-address="Sheet1.I63"/>
          </calcext:conditional-format>
          <calcext:conditional-format calcext:target-range-address="Sheet1.I67:Sheet1.I67">
            <calcext:condition calcext:apply-style-name="Untitled13" calcext:value="&gt;=1.0000000000001" calcext:base-cell-address="Sheet1.I66"/>
            <calcext:condition calcext:apply-style-name="Untitled14" calcext:value="&lt;=0.9999999999998" calcext:base-cell-address="Sheet1.I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8:42:29.85589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08:44:39.073333554</dc:date>
    <meta:editing-duration>PT5H22M51S</meta:editing-duration>
    <meta:editing-cycles>24</meta:editing-cycles>
    <meta:generator>LibreOffice/4.2.8.2$Linux_X86_64 LibreOffice_project/420$Build-2</meta:generator>
    <meta:document-statistic meta:table-count="1" meta:cell-count="221" meta:object-count="0"/>
  </office:meta>
</office:document-meta>
</file>